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484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598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able_20_Contents">
      <style:text-properties fo:background-color="transparent"/>
    </style:style>
    <style:style style:name="P6" style:family="paragraph" style:parent-style-name="Table_20_Contents">
      <style:text-properties officeooo:rsid="000c4c6e" officeooo:paragraph-rsid="000c4c6e" fo:background-color="transparent"/>
    </style:style>
    <style:style style:name="P7" style:family="paragraph" style:parent-style-name="Table_20_Contents">
      <style:text-properties officeooo:rsid="000c4c6e" officeooo:paragraph-rsid="000c4c6e"/>
    </style:style>
    <style:style style:name="P8" style:family="paragraph" style:parent-style-name="Table_20_Contents">
      <style:text-properties fo:font-weight="bold" officeooo:rsid="001a5680" officeooo:paragraph-rsid="000deac6" style:font-weight-asian="bold" style:font-weight-complex="bold"/>
    </style:style>
    <style:style style:name="P9" style:family="paragraph" style:parent-style-name="Table_20_Contents">
      <style:text-properties officeooo:paragraph-rsid="000deac6"/>
    </style:style>
    <style:style style:name="P10" style:family="paragraph" style:parent-style-name="Standard">
      <style:text-properties officeooo:paragraph-rsid="000deac6"/>
    </style:style>
    <style:style style:name="P11" style:family="paragraph" style:parent-style-name="Text_20_body">
      <style:paragraph-properties fo:margin-top="0.499cm" fo:margin-bottom="0.499cm" loext:contextual-spacing="false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0c4c6e" officeooo:paragraph-rsid="000c4c6e" fo:background-color="transparent"/>
    </style:style>
    <style:style style:name="P12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0c4c6e" officeooo:paragraph-rsid="000c4c6e" fo:background-color="transparent"/>
    </style:style>
    <style:style style:name="P13" style:family="paragraph" style:parent-style-name="Standard" style:list-style-name="L1">
      <style:text-properties officeooo:rsid="000cfa58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officeooo:rsid="00132444" officeooo:paragraph-rsid="00132444" fo:background-color="transparent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Liberation Sans2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officeooo:paragraph-rsid="000c4c6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502b2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502b2"/>
    </style:style>
    <style:style style:name="P19" style:family="paragraph" style:parent-style-name="Table_20_Contents">
      <style:text-properties fo:font-weight="bold" officeooo:rsid="00128249" officeooo:paragraph-rsid="00128249" style:font-weight-asian="bold" style:font-weight-complex="bold"/>
    </style:style>
    <style:style style:name="P20" style:family="paragraph" style:parent-style-name="Table_20_Contents">
      <style:text-properties officeooo:rsid="00128249" officeooo:paragraph-rsid="00128249" fo:background-color="transparent"/>
    </style:style>
    <style:style style:name="P21" style:family="paragraph" style:parent-style-name="Table_20_Contents" style:list-style-name="L3">
      <style:text-properties officeooo:rsid="00128249" officeooo:paragraph-rsid="00128249" fo:background-color="transparent"/>
    </style:style>
    <style:style style:name="T1" style:family="text">
      <style:text-properties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c4c6e" fo:background-color="transparent" loext:char-shading-value="0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c4c6e"/>
    </style:style>
    <style:style style:name="T9" style:family="text">
      <style:text-properties officeooo:rsid="001d9b1c"/>
    </style:style>
    <style:style style:name="T10" style:family="text">
      <style:text-properties officeooo:rsid="0010efea"/>
    </style:style>
    <style:style style:name="T11" style:family="text">
      <style:text-properties officeooo:rsid="00128249"/>
    </style:style>
    <style:style style:name="T12" style:family="text">
      <style:text-properties officeooo:rsid="00132444"/>
    </style:style>
    <style:style style:name="T1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14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1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1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1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<text:span text:style-name="T12">Dodatek č. 1</text:span>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6">:</text:span></text:p>
          </table:table-cell>
          <table:table-cell table:style-name="Tabulka1.A1" office:value-type="string">
            <text:p text:style-name="Table_20_Contents"><text:span text:style-name="T3">Česká pirátská strana</text:span><text:span text:style-name="T4">, </text:span><text:span text:style-name="T5">Administrativní odbor</text:span></text:p>
            <text:p text:style-name="P7"><text:span text:style-name="T4">kontakt: Mgr. Martin Kučera, </text:span><text:a xlink:type="simple" xlink:href="mailto:martin.kucera@pirati.cz" text:style-name="Internet_20_link" text:visited-style-name="Visited_20_Internet_20_Link"><text:span text:style-name="T4">martin.kucera@pirati.cz</text:span></text:a></text:p>
            <text:p text:style-name="P6">vedoucí administrativního odboru</text:p>
            <text:p text:style-name="P5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3">Vladislav Tobias Esner</text:span><text:span text:style-name="T4"> sídlo Praha – Vinohrady, IČO: 730 15 601</text:span></text:p>
          </table:table-cell>
        </table:table-row>
        <table:table-row table:style-name="Tabulka1.1">
          <table:table-cell table:style-name="Tabulka1.A1" office:value-type="string">
            <text:p text:style-name="P19"><text:span text:style-name="T4">Předmět dodatku:</text:span></text:p>
          </table:table-cell>
          <table:table-cell table:style-name="Tabulka1.A1" office:value-type="string">
            <text:list xml:id="list656272303622464066" text:style-name="L3">
              <text:list-item>
                <text:p text:style-name="P21">Změna termínu provedení</text:p>
              </text:list-item>
              <text:list-item>
                <text:p text:style-name="P21">Změna odměny od 1.2.2018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4">:</text:span></text:p>
          </table:table-cell>
          <table:table-cell table:style-name="Tabulka1.A1" office:value-type="string">
            <text:list xml:id="list3784561875023359880" text:style-name="L2">
              <text:list-item>
                <text:p text:style-name="P16">paušální odměna: <text:span text:style-name="T11">26.000,-</text:span> Kč měsíčně </text:p>
              </text:list-item>
              <text:list-item>
                <text:p text:style-name="P16">úkolová odměna: až 5 000 Kč měsíčně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4">:</text:span></text:p>
          </table:table-cell>
          <table:table-cell table:style-name="Tabulka1.A1" office:value-type="string">
            <text:p text:style-name="P20"><text:s/>Do 30.04.2018</text:p>
          </table:table-cell>
        </table:table-row>
      </table:table>
      <text:p text:style-name="P4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11">V Praze 0<text:span text:style-name="T11">1</text:span>.02.201<text:span text:style-name="T11">8</text:span></text:p>
      <text:p text:style-name="P12"/>
      <text:p text:style-name="P12">………………………………. <text:s text:c="49"/>…………………………………..</text:p>
      <text:p text:style-name="P12">Martin Kučera<text:tab/><text:tab/><text:tab/>Vladislav Tobias Es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2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502b2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502b2"/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2.101cm" fo:margin-left="2.499cm" fo:margin-right="1.91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4.001cm" fo:margin-left="0cm" fo:margin-right="0cm" fo:margin-top="2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4cm" svg:height="2.344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0T13:09:53.747984286</dc:date>
    <meta:print-date>2018-04-20T12:54:21.857086840</meta:print-date>
    <meta:editing-cycles>99</meta:editing-cycles>
    <meta:editing-duration>P24DT12H49M34S</meta:editing-duration>
    <meta:generator>LibreOffice/5.1.6.2$Linux_X86_64 LibreOffice_project/10m0$Build-2</meta:generator>
    <meta:document-statistic meta:table-count="1" meta:image-count="1" meta:object-count="0" meta:page-count="1" meta:paragraph-count="26" meta:word-count="167" meta:character-count="1329" meta:non-whitespace-character-count="1136"/>
    <meta:user-defined meta:name="Informace 1"/>
    <meta:user-defined meta:name="Informace 2"/>
    <meta:user-defined meta:name="Informace 3"/>
    <meta:user-defined meta:name="Informace 4"/>
  </office:meta>
</office:document-meta>
</file>